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B000001A078919B0231733B3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ccccc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0000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dddddd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placeholder="true" presentation:user-transformed="true">
          <draw:text-box/>
        </draw:frame>
        <draw:custom-shape draw:name="Foliennummernplatzhalter 5" draw:style-name="gr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draw:frame presentation:style-name="pr4" draw:text-style-name="P2" draw:layer="layout" svg:width="22.402cm" svg:height="2.006cm" svg:x="0.798cm" svg:y="1.72cm" presentation:class="title">
          <draw:text-box>
            <text:list text:style-name="L3">
              <text:list-header>
                <text:p text:style-name="P1"><text:span text:style-name="T4"><text:line-break/></text:span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5">Rekurrente Neuronen</text:span></text:p>
              </text:list-item>
              <text:list-item>
                <text:p><text:span text:style-name="T5">- Strukturen von RNNs</text:span></text:p>
              </text:list-item>
              <text:list-item>
                <text:p><text:span text:style-name="T5">- Trainieren von RNNs</text:span></text:p>
              </text:list-item>
              <text:list-item>
                <text:p><text:span text:style-name="T5">- LSTMs / GRUs</text:span></text:p>
              </text:list-item>
              <text:list-item>
                <text:p><text:span text:style-name="T5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draw:frame presentation:style-name="pr4" draw:text-style-name="P2" draw:layer="layout" svg:width="22.402cm" svg:height="2.006cm" svg:x="0.798cm" svg:y="1.72cm" presentation:class="title">
          <draw:text-box>
            <text:list text:style-name="L3">
              <text:list-header>
                <text:p text:style-name="P1"><text:span text:style-name="T4"><text:line-break/></text:span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outline1">
      <style:graphic-properties fo:min-height="11.049cm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3-outline1">
      <style:graphic-properties fo:min-height="11.049cm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2-title" draw:layer="backgroundobjects" svg:width="22.402cm" svg:height="2.006cm" svg:x="0.798cm" svg:y="1.72cm" presentation:class="title" presentation:placeholder="true">
        <draw:text-box/>
      </draw:frame>
      <draw:frame presentation:style-name="Mpr10" draw:layer="backgroundobjects" svg:width="22.402cm" svg:height="13.392cm" svg:x="0.798cm" svg:y="4.32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2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3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6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8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9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0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0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1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1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7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8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9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0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0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1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1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08T16:51:03.053000000</dc:date>
    <meta:editing-cycles>51</meta:editing-cycles>
    <meta:generator>LibreOffice/5.4.7.2$Windows_X86_64 LibreOffice_project/c838ef25c16710f8838b1faec480ebba495259d0</meta:generator>
    <meta:editing-duration>PT24M52S</meta:editing-duration>
    <meta:document-statistic meta:object-count="123"/>
  </office:meta>
</office:document-meta>
</file>